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1.6667in"/>
    </style:style>
    <style:style style:name="rststyle-rststyle-table-1.B" style:family="table-column">
      <style:table-column-properties style:column-width="3.3333in"/>
    </style:style>
    <style:style style:name="rststyle-rststyle-table-1.C" style:family="table-column">
      <style:table-column-properties style:column-width="3.3333in"/>
    </style:style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ğ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  <text:p text:style-name="rststyle-textbody">Burada <text:span text:style-name="rststyle-strong">main</text:span> fonksiyonunu türünün bir önemi yoktur. <text:span text:style-name="rststyle-strong">void</text:span> olarak da tanımlanabilir. Ayrıca kullanmayacaksak arguman tanımlamaya da gerek yoktur. Kısaca Şu şekilde de yazabilirdik.</text:p>
        <ns0:p ns0:style-name="rststyle-codeblock">void main(){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}</text:span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ılığı ile değiştirilmesini sağlayabilirsiniz.
Bu şekilde tanımlanan değerler derlemeden önce yerine yazıldığı için değişken olarak işlem görmezler.</text:p>
        <ns0:p ns0:style-name="rststyle-codeblock">#define sayi 12<ns0:line-break/>...<ns0:line-break/>printf("%d\n",sayi);<ns0:line-break/>...</ns0:p>
        <text:span text:style-name="rststyle-comment">
          <text:span text:style-name="rststyle-preproc">#define sayi 12
</text:span>
        </text:span>
        <text:span text:style-name="rststyle-punctuation">...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</text:span>
        <text:span text:style-name="rststyle-punctuation">...</text:span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  <text:p text:style-name="rststyle-textbody"><text:span text:style-name="rststyle-strong">Not:</text:span> Bu şekilde değer alma yaptığımızda formata uygun olmayan şekilde değer girilebilir.
Eğer böyle bir durum oluşursa değişken <text:span text:style-name="rststyle-strong">NULL</text:span> olarak atanır. yani değeri bulunmaz.
Buda kodun işleyişinde soruna yol açabilir. Bu yüzden değişkeni kullanmadan ince <text:span text:style-name="rststyle-strong">NULL</text:span> olup olmadığını kontrol etmelisiniz.</text:p>
      </text:section>
      <text:section text:name="Section9" text:style-name="Sect1">
        <text:h text:outline-level="1" text:style-name="rststyle-heading1">Koşullar</text:h>
        <text:p text:style-name="rststyle-textbody">Koşullar için <text:span text:style-name="rststyle-strong">if</text:span> bloğu kullanılır. Block içindeki ifade <text:span text:style-name="rststyle-strong">0</text:span> veya <text:span text:style-name="rststyle-strong">NULL</text:span> olursa koşul sağlanmaz. Bu durumda varse <text:span text:style-name="rststyle-strong">else</text:span> bloğu çalıştırılır.</text:p>
        <ns0:p ns0:style-name="rststyle-codeblock">if (koşul1) {<ns0:line-break/><ns0:s ns0:c="4"/>block 1<ns0:line-break/>} else if (koşul2) {<ns0:line-break/><ns0:s ns0:c="2"/>block 2<ns0:line-break/>} else {<ns0:line-break/><ns0:s ns0:c="2"/>block 3<ns0:line-break/>}</ns0:p>
        <text:span text:style-name="rststyle-keyword">if</text:span>
        <text:span text:style-name="rststyle-whitespace"> </text:span>
        <text:span text:style-name="rststyle-punctuation">(</text:span>
        <text:span text:style-name="rststyle-name">koşul1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whitespace"> </text:span>
        <text:span text:style-name="rststyle-punctuation">(</text:span>
        <text:span text:style-name="rststyle-name">koşul2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punctuation">}</text:span>
        <text:p text:style-name="rststyle-textbody">Örnek olarak girilen sayının çift olup olmadığını yazan uygulama yazalım.</text:p>
        <ns0:p ns0:style-name="rststyle-codeblock">#include &lt;stdio.h&gt;<ns0:line-break/><ns0:line-break/>int main(int argc, char** argv) {<ns0:line-break/><ns0:s ns0:c="4"/>int sayi;<ns0:line-break/><ns0:s ns0:c="4"/>scanf("%d",&amp;sayi);<ns0:line-break/><ns0:s ns0:c="4"/>if (sayi == NULL) {<ns0:line-break/><ns0:s ns0:c="8"/>printf("%s\n", "Geçersiz sayı girdiniz.");<ns0:line-break/><ns0:s ns0:c="4"/>} else if(sayi % 2) {<ns0:line-break/><ns0:s ns0:c="8"/>printf("%d tektir.\n", sayi);<ns0:line-break/><ns0:s ns0:c="4"/>} else {<ns0:line-break/><ns0:s ns0:c="8"/>printf("%d çifttir.\n", sayi);<ns0:line-break/><ns0:s ns0:c="4"/>}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operator">&amp;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whitespace"> </text:span>
        <text:span text:style-name="rststyle-punctuation">(</text:span>
        <text:span text:style-name="rststyle-name">sayi</text:span>
        <text:span text:style-name="rststyle-whitespace"> </text:span>
        <text:span text:style-name="rststyle-operator">=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Geçersiz sayı girdiniz."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%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tek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çift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<text:span text:style-name="rststyle-strong">%</text:span> operatörü 2 ile bölümden kalanı bulmaya yarar.
Sayı tek ise 1 değilse 0 sonucu elde edilir.
Bu sayede tek sayılar için koşul sağlanır çift sayılar için sağlanmaz.</text:p>
        <text:p text:style-name="rststyle-textbody">Tek satırdan oluşan koşullarda <text:span text:style-name="rststyle-strong">{}</text:span> kullanmaya gerek yoktur.</text:p>
        <ns0:p ns0:style-name="rststyle-codeblock">if (i &lt; 32)<ns0:line-break/><ns0:s ns0:c="2"/>printf("%s\n","32den küçüktür");</ns0:p>
        <text:span text:style-name="rststyle-keyword">if</text:span>
        <text:span text:style-name="rststyle-whitespace"> 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punctuation">)</text:span>
        <text:span text:style-name="rststyle-whitespace">
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32den küçüktür"</text:span>
        </text:span>
        <text:span text:style-name="rststyle-punctuation">);</text:span>
        <text:p text:style-name="rststyle-textbody">Koşul ifadeleri aşağıdaki gibi listelenebilir.</text:p>
        <text:p text:style-name="rststyle-table-title">Koşul işleyicileri</text:p>
        <table:table table:name="rststyle-rststyle-table-1" table:style-name="rststyle-rststyle-table-1">
          <text:span text:style-name="rststyle-strong">Koşul işleyicileri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örnek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&gt;</text:p>
            </table:table-cell>
            <table:table-cell table:style-name="rststyle-rststyle-table-1.A1" office:value-type="string">
              <text:p text:style-name="rststyle-textbody">büyüktür</text:p>
            </table:table-cell>
            <table:table-cell table:style-name="rststyle-rststyle-table-1.A1" office:value-type="string">
              <text:p text:style-name="rststyle-textbody">121 &gt; 12</text:p>
            </table:table-cell>
          </table:table-row>
          <table:table-row>
            <table:table-cell table:style-name="rststyle-rststyle-table-1.A1" office:value-type="string">
              <text:p text:style-name="rststyle-textbody">&lt;</text:p>
            </table:table-cell>
            <table:table-cell table:style-name="rststyle-rststyle-table-1.A1" office:value-type="string">
              <text:p text:style-name="rststyle-textbody">küçüktür</text:p>
            </table:table-cell>
            <table:table-cell table:style-name="rststyle-rststyle-table-1.A1" office:value-type="string">
              <text:p text:style-name="rststyle-textbody">12 &lt; 121</text:p>
            </table:table-cell>
          </table:table-row>
          <table:table-row>
            <table:table-cell table:style-name="rststyle-rststyle-table-1.A1" office:value-type="string">
              <text:p text:style-name="rststyle-textbody">==</text:p>
            </table:table-cell>
            <table:table-cell table:style-name="rststyle-rststyle-table-1.A1" office:value-type="string">
              <text:p text:style-name="rststyle-textbody">birbirine eşittir</text:p>
            </table:table-cell>
            <table:table-cell table:style-name="rststyle-rststyle-table-1.A1" office:value-type="string">
              <text:p text:style-name="rststyle-textbody">121 == 121</text:p>
            </table:table-cell>
          </table:table-row>
          <table:table-row>
            <table:table-cell table:style-name="rststyle-rststyle-table-1.A1" office:value-type="string">
              <text:p text:style-name="rststyle-textbody">!</text:p>
            </table:table-cell>
            <table:table-cell table:style-name="rststyle-rststyle-table-1.A1" office:value-type="string">
              <text:p text:style-name="rststyle-textbody">karşıtlık bildirir.</text:p>
            </table:table-cell>
            <table:table-cell table:style-name="rststyle-rststyle-table-1.A1" office:value-type="string">
              <text:p text:style-name="rststyle-textbody">!(12 &gt; 121)</text:p>
            </table:table-cell>
          </table:table-row>
          <table:table-row>
            <table:table-cell table:style-name="rststyle-rststyle-table-1.A1" office:value-type="string">
              <text:p text:style-name="rststyle-textbody">&amp;&amp;</text:p>
            </table:table-cell>
            <table:table-cell table:style-name="rststyle-rststyle-table-1.A1" office:value-type="string">
              <text:p text:style-name="rststyle-textbody">logic and</text:p>
            </table:table-cell>
            <table:table-cell table:style-name="rststyle-rststyle-table-1.A1" office:value-type="string">
              <text:p text:style-name="rststyle-textbody">"fg" == "aa" &amp;&amp; 121 &gt; 12</text:p>
            </table:table-cell>
          </table:table-row>
          <table:table-row>
            <table:table-cell table:style-name="rststyle-rststyle-table-1.A1" office:value-type="string">
              <text:p text:style-name="rststyle-textbody">||</text:p>
            </table:table-cell>
            <table:table-cell table:style-name="rststyle-rststyle-table-1.A1" office:value-type="string">
              <text:p text:style-name="rststyle-textbody">logic or</text:p>
            </table:table-cell>
            <table:table-cell table:style-name="rststyle-rststyle-table-1.A1" office:value-type="string">
              <text:p text:style-name="rststyle-textbody">"fg" == "aa" || 121 &gt; 12</text:p>
            </table:table-cell>
          </table:table-row>
          <table:table-row>
            <table:table-cell table:style-name="rststyle-rststyle-table-1.A1" office:value-type="string">
              <text:p text:style-name="rststyle-textbody">!=</text:p>
            </table:table-cell>
            <table:table-cell table:style-name="rststyle-rststyle-table-1.A1" office:value-type="string">
              <text:p text:style-name="rststyle-textbody">eşit değildir</text:p>
            </table:table-cell>
            <table:table-cell table:style-name="rststyle-rststyle-table-1.A1" office:value-type="string">
              <text:p text:style-name="rststyle-textbody">"fg" != "aa"</text:p>
            </table:table-cell>
          </table:table-row>
          <table:table-row>
            <table:table-cell table:style-name="rststyle-rststyle-table-1.A1" office:value-type="string">
              <text:p text:style-name="rststyle-textbody">&gt;=</text:p>
            </table:table-cell>
            <table:table-cell table:style-name="rststyle-rststyle-table-1.A1" office:value-type="string">
              <text:p text:style-name="rststyle-textbody">büyük eşittir</text:p>
            </table:table-cell>
            <table:table-cell table:style-name="rststyle-rststyle-table-1.A1" office:value-type="string">
              <text:p text:style-name="rststyle-textbody">121 &gt;= 121</text:p>
            </table:table-cell>
          </table:table-row>
          <table:table-row>
            <table:table-cell table:style-name="rststyle-rststyle-table-1.A1" office:value-type="string">
              <text:p text:style-name="rststyle-textbody">&lt;=</text:p>
            </table:table-cell>
            <table:table-cell table:style-name="rststyle-rststyle-table-1.A1" office:value-type="string">
              <text:p text:style-name="rststyle-textbody">küçük eşittir</text:p>
            </table:table-cell>
            <table:table-cell table:style-name="rststyle-rststyle-table-1.A1" office:value-type="string">
              <text:p text:style-name="rststyle-textbody">12 &lt;= 12</text:p>
            </table:table-cell>
          </table:table-row>
        </table:table>
      </text:section>
      <text:section text:name="Section10" text:style-name="Sect1">
        <text:h text:outline-level="1" text:style-name="rststyle-heading1">Switch - Case</text:h>
        <text:p text:style-name="rststyle-textbody">Bir sayıya karşılık bir işlem yapmak için <text:span text:style-name="rststyle-strong">switch - case</text:span> yapısı kullanılır.</text:p>
        <ns0:p ns0:style-name="rststyle-codeblock"><ns0:s ns0:c="6"/>switch(sayi) {<ns0:line-break/><ns0:s ns0:c="8"/>1:<ns0:line-break/><ns0:s ns0:c="10"/>// sayı 1se burası çalışır.<ns0:line-break/><ns0:s ns0:c="10"/>// break olmadığı için alttan devam eder.<ns0:line-break/><ns0:s ns0:c="8"/>2:<ns0:line-break/><ns0:s ns0:c="10"/>// sayı 1 veya 2 ise burası çalışır.<ns0:line-break/><ns0:s ns0:c="10"/>break;<ns0:line-break/><ns0:s ns0:c="8"/>3:<ns0:line-break/><ns0:s ns0:c="10"/>// sayı 3 ise burası çalışır.<ns0:line-break/><ns0:s ns0:c="8"/>default:<ns0:line-break/><ns0:s ns0:c="10"/>// sayı eşleşmezse burası çalışır.<ns0:line-break/>}</ns0:p>
        <text:span text:style-name="rststyle-whitespace">      </text:span>
        <text:span text:style-name="rststyle-keyword">switch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se burası çalışır.
</text:span>
        </text:span>
        <text:span text:style-name="rststyle-whitespace">          </text:span>
        <text:span text:style-name="rststyle-comment">
          <text:span text:style-name="rststyle-single">// break olmadığı için alttan devam eder.
</text:span>
        </text:span>
        <text:span text:style-name="rststyle-whitespace">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 veya 2 ise burası çalışır.
</text:span>
        </text:span>
        <text:span text:style-name="rststyle-whitespace">          </text:span>
        <text:span text:style-name="rststyle-keyword">break</text:span>
        <text:span text:style-name="rststyle-punctuation">;</text:span>
        <text:span text:style-name="rststyle-whitespace"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3 ise burası çalışır.
</text:span>
        </text:span>
        <text:span text:style-name="rststyle-whitespace">        </text:span>
        <text:span text:style-name="rststyle-keyword">default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eşleşmezse burası çalışır.
</text:span>
        </text:span>
        <text:span text:style-name="rststyle-punctuation">}</text:span>
      </text:section>
      <text:section text:name="Section11" text:style-name="Sect1">
        <text:h text:outline-level="1" text:style-name="rststyle-heading1">Döngüler</text:h>
        <text:p text:style-name="rststyle-textbody">Döngüler koşullara benzer fakat döngülerde koşul sağlanmayana kadar block içi tekrarlanır.
Döngü oluşturmak için <text:span text:style-name="rststyle-strong">while</text:span> kullanılır.</text:p>
        <ns0:p ns0:style-name="rststyle-codeblock">int i=10;<ns0:line-break/>while(i&lt;0){<ns0:line-break/><ns0:s ns0:c="4"/>printf("%d\n", i);<ns0:line-break/><ns0:s ns0:c="4"/>i--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keyword">while</text:span>
        <text:span text:style-name="rststyle-punctuation">(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örnekte 10dan 0a kadar geri sayan örnek verilmiştir.
En son i değişkeni 0 olduğunda koşul sağlanmadığı için döngü sonlanır.</text:p>
        <text:p text:style-name="rststyle-textbody">Aynı işlemi <text:span text:style-name="rststyle-strong">for</text:span> ifadesi ile de yapabiliriz.</text:p>
        <ns0:p ns0:style-name="rststyle-codeblock">for(int i=10;i&lt;0;i--){<ns0:line-break/><ns0:s ns0:c="4"/>printf("%d\n", i);<ns0:line-break/>}</ns0:p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i</text:span>
        <text:span text:style-name="rststyle-operator">--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r içerisinde 3 bölüm bulunur.
İlkinde değer atanır.
İkincinde koşul yer alır.
Üçüncüsünde değişkene yapılacak işlem belirtilir.</text:p>
      </text:section>
      <text:section text:name="Section12" text:style-name="Sect1">
        <text:h text:outline-level="1" text:style-name="rststyle-heading1">goto</text:h>
        <text:p text:style-name="rststyle-textbody">C dilinde kodun içerisindeki bir yere etiket tanımlanıp <text:span text:style-name="rststyle-strong">goto</text:span> ile bu etikete gidilebilir.</text:p>
        <ns0:p ns0:style-name="rststyle-codeblock">yaz:<ns0:line-break/>printf("%s\n", "Hello World");<ns0:line-break/>goto yaz;</ns0:p>
        <text:span text:style-name="rststyle-name">
          <text:span text:style-name="rststyle-label">yaz</text:span>
        </text:span>
        <text:span text:style-name="rststyle-punctuation">: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keyword">goto</text:span>
        <text:span text:style-name="rststyle-whitespace"> </text:span>
        <text:span text:style-name="rststyle-name">yaz</text:span>
        <text:span text:style-name="rststyle-punctuation">;</text:span>
        <text:p text:style-name="rststyle-textbody">Yukarıdaki örnekte sürekli olarak yazı yazdırılır. Bunun sebebi her seferinde <text:span text:style-name="rststyle-strong">yaz</text:span> etiketine gidilmesidir.</text:p>
        <text:p text:style-name="rststyle-textbody">Bundan faydalanarak döngü oluşturulabilir.</text:p>
        <ns0:p ns0:style-name="rststyle-codeblock">int i = 10;<ns0:line-break/>islem:<ns0:line-break/>if(i &lt; 0){<ns0:line-break/><ns0:s ns0:c="4"/>printf("%d\n",i);<ns0:line-break/><ns0:s ns0:c="4"/>i--;<ns0:line-break/><ns0:s ns0:c="4"/>goto islem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name">
          <text:span text:style-name="rststyle-label">islem</text:span>
        </text:span>
        <text:span text:style-name="rststyle-punctuation">:</text:span>
        <text:span text:style-name="rststyle-whitespace">
</text:span>
        <text:span text:style-name="rststyle-keyword">if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    </text:span>
        <text:span text:style-name="rststyle-keyword">goto</text:span>
        <text:span text:style-name="rststyle-whitespace"> </text:span>
        <text:span text:style-name="rststyle-name">islem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koşul bloğunun en sonunda tekrar başa dönmesi için <text:span text:style-name="rststyle-strong">goto</text:span> kullandık.</text:p>
      </text:section>
      <text:section text:name="Section13" text:style-name="Sect1">
        <text:h text:outline-level="1" text:style-name="rststyle-heading1">Fonksiyonlar</text:h>
        <text:p text:style-name="rststyle-textbody">C dilinde bir fonksiyon aşağıdaki gibi tanımlanır.</text:p>
        <ns0:p ns0:style-name="rststyle-codeblock">int yazdir(char* yazi){<ns0:line-break/><ns0:s ns0:c="4"/>if(yazi != NULL){<ns0:line-break/><ns0:s ns0:c="8"/>printf("%s\n",yazi);<ns0:line-break/><ns0:s ns0:c="8"/>return 0;<ns0:line-break/><ns0:s ns0:c="4"/>}<ns0:line-break/>return 1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punctuation">){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yazi</text:span>
        <text:span text:style-name="rststyle-whitespace"> </text:span>
        <text:span text:style-name="rststyle-operator">!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yazi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fonksiyon verilen değişken değere sahipse ekrana yazdırıp 0 döndürür.
Eğer değeri yoksa 1 döndürür.</text:p>
        <text:p text:style-name="rststyle-textbody">Basit işlemler için <text:span text:style-name="rststyle-strong">#define</text:span> ile de fonksiyon tanımlanabilir.
Bu şekilde tanımlanan fonksiyonlar derleme öncesi yerine yazılarak çalışır.</text:p>
        <ns0:p ns0:style-name="rststyle-codeblock">#define topla(A,B) A+B<ns0:line-break/><ns0:line-break/>int main(int argc, char** argv){<ns0:line-break/><ns0:s ns0:c="4"/>int sayi = topla(3, 5);<ns0:line-break/><ns0:s ns0:c="4"/>return 0;<ns0:line-break/>}</ns0:p>
        <text:span text:style-name="rststyle-comment">
          <text:span text:style-name="rststyle-preproc">#define topla(A,B) A+B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Fonksiyonlar yazılma sırasına göre kullanılabilirler.
Bu yüzden fonksiyonlar henüz tanımlı değilse kullanılamazlar.
Bu durumun üstesinden gelmek için <text:span text:style-name="rststyle-strong">header</text:span> tanımlaması yapılır.</text:p>
        <ns0:p ns0:style-name="rststyle-codeblock">void yaz();<ns0:line-break/>int main(){<ns0:line-break/><ns0:s ns0:c="4"/>yaz();<ns0:line-break/><ns0:s ns0:c="4"/>return 0;<ns0:line-break/>}<ns0:line-break/>void yaz(){<ns0:line-break/><ns0:s ns0:c="4"/>printf("%s\n","Hello World");<ns0:line-break/>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Header tanımlamaları kütüphane yazarken de kullanılır.
Bunun için bu tanımlamaları <text:span text:style-name="rststyle-strong">.h</text:span> uzantılı dosyalara yazmanız gereklidir.
Bu dosyayı <text:span text:style-name="rststyle-strong">include</text:span> kullanarak eklemeliyiz.</text:p>
        <text:p text:style-name="rststyle-textbody">yaz.h dosyası</text:p>
        <ns0:p ns0:style-name="rststyle-codeblock">void yaz();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p text:style-name="rststyle-textbody">main.c dosyası</text:p>
        <ns0:p ns0:style-name="rststyle-codeblock">#include "yaz.h"<ns0:line-break/>#include &lt;stdio.h&gt;<ns0:line-break/><ns0:line-break/>int main(){<ns0:line-break/><ns0:s ns0:c="4"/>yaz();<ns0:line-break/><ns0:s ns0:c="4"/>return 0;<ns0:line-break/>}<ns0:line-break/><ns0:line-break/>void yaz(){<ns0:line-break/><ns0:s ns0:c="4"/>printf("%s\n","Hello World"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"yaz.h"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<text:span text:style-name="rststyle-strong">Not:</text:span> <text:span text:style-name="rststyle-strong">include</text:span> ifadesinde <text:span text:style-name="rststyle-strong">&lt;&gt;</text:span> içine aldığımız dosyalar <text:span text:style-name="rststyle-strong">/usr/include</text:span> <text:span text:style-name="rststyle-strong">"</text:span> içine aldığımız ise mevcut dizinde aranır.</text:p>
      </text:section>
      <text:section text:name="Section14" text:style-name="Sect1">
        <text:h text:outline-level="1" text:style-name="rststyle-heading1">Pointer ve Address kavramı</text:h>
        <text:p text:style-name="rststyle-textbody">Pointerlar bir değişkenin bellekte bulunduğu yeri belirtir. ve <text:span text:style-name="rststyle-strong">*</text:span> işareti ile belirtir.
Örneğin aşağıda bir metin pointer olarak tanımlansın ve 2 birim kaydırılsın.</text:p>
        <ns0:p ns0:style-name="rststyle-codeblock">char* msg = "abcde";<ns0:line-break/>printf("%s\n", msg + sizeof(char)*2 );</ns0:p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abcde"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msg</text:span>
        <text:span text:style-name="rststyle-whitespace"> </text:span>
        <text:span text:style-name="rststyle-operator">+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</text:span>
        <text:span text:style-name="rststyle-operator">*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 </text:span>
        <text:span text:style-name="rststyle-punctuation">);</text:span>
        <text:p text:style-name="rststyle-textbody">Bura 2 char uzunluğu kadar pointer kaydırıldığı için ekrana ilk iki karakteri silinerek yazdırılmıştır.</text:p>
        <text:p text:style-name="rststyle-textbody">Adres ise bir değişkenin bellek adresini ifade eder. <text:span text:style-name="rststyle-strong">&amp;</text:span> işareti ile belirtilir. Örneğin rastgele bir değişken oluşturup adresini ekrana yazalım.</text:p>
        <ns0:p ns0:style-name="rststyle-codeblock">int i = 0;<ns0:line-break/>printf("%p\n" &amp;i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p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);</text:span>
        <text:p text:style-name="rststyle-textbody">Konunun daha iyi anlaşılması için bir değişken oluşturup adresini bir pointera kopyalayalım. ve sonra değişkenimizi değiştirelim.</text:p>
        <ns0:p ns0:style-name="rststyle-codeblock">int i = 0; // değişken tanımladık.<ns0:line-break/>int *k = &amp;i; // adresini kopyaladık.<ns0:line-break/>int l = i; // değeri kopyaladık.<ns0:line-break/>i = 1; // değişkeni değiştirdik.<ns0:line-break/>printf("%d %d\n", i, *k, l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 tanım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k</text:span>
        <text:span text:style-name="rststyle-whitespace"> </text:span>
        <text:span text:style-name="rststyle-operator">=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adresini kopya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değeri kopyaladık.
</text:span>
       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i değiştirdik.
</text:span>
        </text:span>
        <text:span text:style-name="rststyle-name">printf</text:span>
        <text:span text:style-name="rststyle-punctuation">(</text:span>
        <text:span text:style-name="rststyle-literal">
          <text:span text:style-name="rststyle-string">"%d 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operator">*</text:span>
        <text:span text:style-name="rststyle-name">k</text:span>
        <text:span text:style-name="rststyle-punctuation">,</text:span>
        <text:span text:style-name="rststyle-whitespace"> </text:span>
        <text:span text:style-name="rststyle-name">l</text:span>
        <text:span text:style-name="rststyle-punctuation">);</text:span>
        <text:p text:style-name="rststyle-textbody">Bu örnekte ilk iki değer de değişir fakat üçüncüsü değişmez.
Bunun sebebi ikinci be birinci değişkenlerin adresi aynıyken üçüncü değişkenin adresi farklıdır.</text:p>
        <text:p text:style-name="rststyle-textbody">Bir fonksiyon tanımlarken pointer olarak arguman aldırıp bu değerde değişiklik yapabilir. Buna örnek kullanım olarak <text:span text:style-name="rststyle-strong">scanf</text:span> fonksiyonu verilebilir.</text:p>
        <ns0:p ns0:style-name="rststyle-codeblock">#include &lt;stdio.h&gt;<ns0:line-break/>void topla(int* sonuc, int sayi1, int sayi2){<ns0:line-break/><ns0:s ns0:c="4"/>*sonuc = sayi1 + sayi2;<ns0:line-break/>}<ns0:line-break/>void main(){<ns0:line-break/><ns0:s ns0:c="4"/>int i;<ns0:line-break/><ns0:s ns0:c="4"/>topla(&amp;i, 12, 22);<ns0:line-break/><ns0:s ns0:c="4"/>printf("%d\n",i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whitespace"> </text:span>
        <text:span text:style-name="rststyle-name">sonuc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1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2</text:span>
        <text:span text:style-name="rststyle-punctuation">){</text:span>
        <text:span text:style-name="rststyle-whitespace">
    </text:span>
        <text:span text:style-name="rststyle-operator">*</text:span>
        <text:span text:style-name="rststyle-name">sonuc</text:span>
        <text:span text:style-name="rststyle-whitespace"> </text:span>
        <text:span text:style-name="rststyle-operator">=</text:span>
        <text:span text:style-name="rststyle-whitespace"> </text:span>
        <text:span text:style-name="rststyle-name">sayi1</text:span>
        <text:span text:style-name="rststyle-whitespace"> </text:span>
        <text:span text:style-name="rststyle-operator">+</text:span>
        <text:span text:style-name="rststyle-whitespace"> </text:span>
        <text:span text:style-name="rststyle-name">sayi2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;</text:span>
        <text:span text:style-name="rststyle-whitespace">
    </text:span>
        <text:span text:style-name="rststyle-name">topla</text:span>
        <text:span text:style-name="rststyle-punctuation">(</text:span>
        <text:span text:style-name="rststyle-operator">&amp;</text:span>
        <text:span text:style-name="rststyle-name">i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nksiyona değişkenin adresi girilir. Fonksiyon bu adrese toplamı yazar. Daha sonra değişkenimizi kullanabilirsiniz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3:22:50</meta:creation-date>
    <dc:creator>a</dc:creator>
    <dc:date>2023-09-18T23:22:50</dc:date>
    <dc:language>en-US</dc:language>
    <meta:editing-cycles>1</meta:editing-cycles>
    <meta:editing-duration>PT00M01S</meta:editing-duration>
    <dc:title>C Dersi</dc:title>
  </office:meta>
</office:document-meta>
</file>